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10 Pitch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6"/>
    <style:style style:name="P4" style:family="paragraph" style:parent-style-name="Standard" style:list-style-name="L7"/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Nombre</text:span>: glog.sh</text:p>
      <text:p text:style-name="Standard"/>
      <text:p text:style-name="Standard"><text:span text:style-name="T1">Tipo</text:span>: Solicitado</text:p>
      <text:p text:style-name="Standard"/>
      <text:p text:style-name="Standard">Parámetros:</text:p>
      <text:list text:style-name="L1">
        <text:list-item>
          <text:p>Nombre del archivo de Log (sin extensión ni path)</text:p>
        </text:list-item>
        <text:list-item>
          <text:p>Mensaje a loggear</text:p>
        </text:list-item>
        <text:list-item>
          <text:p>Comando que la invoca</text:p>
        </text:list-item>
      </text:list>
      <text:p text:style-name="Standard"/>
      <text:p text:style-name="Standard"><text:span text:style-name="T1">Ejemplos de Invocación</text:span>:</text:p>
      <text:p text:style-name="Standard"/>
      <text:list text:style-name="L6">
        <text:list-item>
          <text:p text:style-name="P3">$ ./glog.sh ginstalog “Instalación exitosa” GINSTA</text:p>
        </text:list-item>
      </text:list>
      <text:p text:style-name="Standard"><text:tab/>Escribe el mensaje “Instalación exitosa” acompañado por la fecha y hora actual, el usuario y el nombre del comando. Ejemplo: 05/22/08 00:35:12 - <text:s/>GINSTA - manupro – Instalación exitosa. La extensión y el path del archivo de log son obtenidos a través de las variables de ambiente LOGDIR y LOGEXT. Si LOGDIR no está setteado, se escribe el log en GRUPO. Y si GRUPO tampoco está setteada, se lo hace en el directorio actual. Además, si el archivo supera el tamaño definido en LOGSIZE, se lo trunca dejando sólo las últimas 70 líneas.</text:p>
      <text:p text:style-name="Standard"/>
      <text:p text:style-name="Standard"><text:span text:style-name="T1">Archivos de Output</text:span>:</text:p>
      <text:list text:style-name="L9">
        <text:list-item>
          <text:p>Archivo de log, cuyo nombre (sin extensión ni path) figura como primer parámetro.</text:p>
        </text:list-item>
      </text:list>
      <text:p text:style-name="Standard"/>
      <text:p text:style-name="P2"/>
      <text:p text:style-name="P2"><text:span text:style-name="T1">Código</text:span>:</text:p>
      <text:p text:style-name="P2"/>
      <text:p text:style-name="P1">#!/bin/bash</text:p>
      <text:p text:style-name="P1"/>
      <text:p text:style-name="P1">#$1 = Nombre de archivo de log (sin extensión ni path)</text:p>
      <text:p text:style-name="P1">#$2 = Mensaje a loggear</text:p>
      <text:p text:style-name="P1">#$3 = Comando que me invoca. Si tiene el .sh no importa, ya que se lo saco.</text:p>
      <text:p text:style-name="P1"/>
      <text:p text:style-name="P1">if [ "$LOGDIR" == "" ]</text:p>
      <text:p text:style-name="P1">then</text:p>
      <text:p text:style-name="P1"><text:tab/>if [ "$GRUPO" == "" ]</text:p>
      <text:p text:style-name="P1"><text:tab/>then</text:p>
      <text:p text:style-name="P1"><text:tab/><text:tab/>LOGDIR="."</text:p>
      <text:p text:style-name="P1"><text:tab/>else</text:p>
      <text:p text:style-name="P1"><text:tab/><text:tab/>LOGDIR="$GRUPO"</text:p>
      <text:p text:style-name="P1"><text:tab/>fi</text:p>
      <text:p text:style-name="P1">fi</text:p>
      <text:p text:style-name="P1"/>
      <text:p text:style-name="P1">if [ "$1" != "/dev/stdout" ]</text:p>
      <text:p text:style-name="P1">then</text:p>
      <text:p text:style-name="P1"><text:tab/>ARCHIVO_LOG="$LOGDIR"/"$1""$LOGEXT"</text:p>
      <text:p text:style-name="P1">else</text:p>
      <text:p text:style-name="P1"><text:tab/>ARCHIVO_LOG="$1"</text:p>
      <text:p text:style-name="P1">fi</text:p>
      <text:p text:style-name="P1"/>
      <text:p text:style-name="P1">if [ -d "$ARCHIVO_LOG" ] #Veo si es un directorio</text:p>
      <text:p text:style-name="P1">then</text:p>
      <text:p text:style-name="P1"><text:tab/>echo "El archivo donde desea escribir es un directorio"</text:p>
      <text:p text:style-name="P1"><text:soft-page-break/><text:tab/>exit 1</text:p>
      <text:p text:style-name="P1">elif [ ! -e `dirname "$ARCHIVO_LOG"` ]</text:p>
      <text:p text:style-name="P1">then</text:p>
      <text:p text:style-name="P1"><text:tab/>echo "Path del archivo donde desea escribir invalido"</text:p>
      <text:p text:style-name="P1"><text:tab/>exit 2</text:p>
      <text:p text:style-name="P1">else</text:p>
      <text:p text:style-name="P1"><text:tab/>comando=`echo "$3" | sed 's/\.sh$//'` #Le saco el .sh si es que lo tiene</text:p>
      <text:p text:style-name="P1"><text:tab/>mensaje="`date +%D\ %T` - `basename "$comando"` - `whoami` - $2"</text:p>
      <text:p text:style-name="P1"><text:tab/>echo -e "$mensaje" &gt;&gt; "$ARCHIVO_LOG"</text:p>
      <text:p text:style-name="P1"/>
      <text:p text:style-name="P1"><text:tab/>if [ "$LOGSIZE" != "" ]</text:p>
      <text:p text:style-name="P1"><text:tab/>then</text:p>
      <text:p text:style-name="P1"><text:tab/><text:tab/>if [ "$ARCHIVO_LOG" != "/dev/stdout" ]</text:p>
      <text:p text:style-name="P1"><text:tab/><text:tab/>then</text:p>
      <text:p text:style-name="P1"><text:tab/><text:tab/><text:tab/>if [ `expr $(stat -c%s "$ARCHIVO_LOG") / 1024` -ge $LOGSIZE ]</text:p>
      <text:p text:style-name="P1"><text:tab/><text:tab/><text:tab/>then</text:p>
      <text:p text:style-name="P1"><text:tab/><text:tab/><text:tab/><text:tab/>IFSOriginal=$IFS</text:p>
      <text:p text:style-name="P1"><text:tab/><text:tab/><text:tab/><text:tab/>IFS=$'\t\n ' #IFS default, lo setteo por las dudas que quien me invoca lo tenga cambiado</text:p>
      <text:p text:style-name="P1"><text:tab/><text:tab/><text:tab/><text:tab/>cant_lineas=(`wc -l "$ARCHIVO_LOG"`)</text:p>
      <text:p text:style-name="P1"><text:tab/><text:tab/><text:tab/><text:tab/>IFS=$IFSOriginal</text:p>
      <text:p text:style-name="P1"><text:tab/><text:tab/><text:tab/><text:tab/>if [ $cant_lineas -gt 70 ]</text:p>
      <text:p text:style-name="P1"><text:tab/><text:tab/><text:tab/><text:tab/>then</text:p>
      <text:p text:style-name="P1"><text:tab/><text:tab/><text:tab/><text:tab/><text:tab/>ultima_linea=$(expr $cant_lineas - 70)</text:p>
      <text:p text:style-name="P1"><text:tab/><text:tab/><text:tab/><text:tab/><text:tab/>sed "1,$ultima_linea d" &lt;"$ARCHIVO_LOG" &gt;"$ARCHIVO_LOG".temp</text:p>
      <text:p text:style-name="P1"><text:tab/><text:tab/><text:tab/><text:tab/><text:tab/>mv "$ARCHIVO_LOG".temp "$ARCHIVO_LOG"</text:p>
      <text:p text:style-name="P1"><text:tab/><text:tab/><text:tab/><text:tab/>fi</text:p>
      <text:p text:style-name="P1"><text:tab/><text:tab/><text:tab/>fi<text:tab/></text:p>
      <text:p text:style-name="P1"><text:tab/><text:tab/>fi</text:p>
      <text:p text:style-name="P1"><text:tab/>fi</text:p>
      <text:p text:style-name="P1"/>
      <text:p text:style-name="P1"><text:tab/>exit 0</text:p>
      <text:p text:style-name="P1">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5-22T02:08:09</meta:creation-date>
    <dc:date>2008-05-22T02:27:31</dc:date>
    <meta:editing-cycles>7</meta:editing-cycles>
    <meta:editing-duration>PT19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4" meta:word-count="345" meta:character-count="2119"/>
  </office:meta>
</office:document-meta>
</file>